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style:font-name-complex="Calibri"/>
    </style:style>
    <style:style style:name="P12" style:parent-style-name="NormalWeb" style:family="paragraph">
      <style:paragraph-properties fo:margin-top="0in" fo:margin-bottom="0in"/>
    </style:style>
    <style:style style:name="T1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4" style:parent-style-name="Normal" style:family="paragraph">
      <style:paragraph-properties fo:text-align="justify" fo:margin-top="0.0416in"/>
      <style:text-properties style:font-name-asian="Times New Roman" style:font-name-complex="Calibri"/>
    </style:style>
    <style:style style:name="P15" style:parent-style-name="NormalWeb" style:family="paragraph">
      <style:paragraph-properties fo:margin-top="0in" fo:margin-bottom="0in"/>
    </style:style>
    <style:style style:name="T1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7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18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19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20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21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 fo:language="en" fo:country="GB"/>
    </style:style>
    <style:style style:name="P22" style:parent-style-name="Normal" style:family="paragraph">
      <style:text-properties fo:font-weight="bold" style:font-weight-asian="bold"/>
    </style:style>
    <style:style style:name="T23" style:parent-style-name="DefaultParagraphFont" style:family="text">
      <style:text-properties style:font-name-complex="Calibri" fo:font-weight="bold" style:font-weight-asian="bold"/>
    </style:style>
    <style:style style:name="P24" style:parent-style-name="ListParagraph" style:family="paragraph">
      <style:text-properties style:font-name-complex="Calibri"/>
    </style:style>
    <style:style style:name="P25" style:parent-style-name="ListParagraph" style:family="paragraph">
      <style:text-properties style:font-name-complex="Calibri"/>
    </style:style>
    <style:style style:name="P26" style:parent-style-name="ListParagraph" style:family="paragraph">
      <style:text-properties style:font-name-complex="Calibri"/>
    </style:style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Normal" style:family="paragraph">
      <style:text-properties fo:font-style="italic" style:font-style-asian="italic" fo:language="en" fo:country="MY"/>
    </style:style>
    <style:style style:name="P32" style:parent-style-name="Normal" style:family="paragraph">
      <style:text-properties style:font-name-complex="Calibri" fo:font-weight="bold" style:font-weight-asian="bold"/>
    </style:style>
    <style:style style:name="P33" style:parent-style-name="ListParagraph" style:family="paragraph">
      <style:text-properties style:font-name-complex="Calibri"/>
    </style:style>
    <style:style style:name="P34" style:parent-style-name="ListParagraph" style:family="paragraph">
      <style:text-properties style:font-name-complex="Calibri"/>
    </style:style>
    <style:style style:name="P35" style:parent-style-name="ListParagraph" style:family="paragraph">
      <style:text-properties style:font-name-complex="Calibri"/>
    </style:style>
    <style:style style:name="P36" style:parent-style-name="ListParagraph" style:family="paragraph"/>
    <style:style style:name="T37" style:parent-style-name="DefaultParagraphFont" style:family="text">
      <style:text-properties style:font-name-complex="Calibri"/>
    </style:style>
    <style:style style:name="P38" style:parent-style-name="Normal" style:family="paragraph">
      <style:text-properties style:font-name-complex="Calibri" fo:font-style="italic" style:font-style-asian="italic" fo:language="en" fo:country="MY"/>
    </style:style>
    <style:style style:name="P39" style:parent-style-name="Normal" style:family="paragraph">
      <style:text-properties style:font-name-complex="Calibri" fo:font-weight="bold" style:font-weight-asian="bold"/>
    </style:style>
    <style:style style:name="P40" style:parent-style-name="ListParagraph" style:family="paragraph">
      <style:text-properties style:font-name-complex="Calibri"/>
    </style:style>
    <style:style style:name="P41" style:parent-style-name="Normal" style:family="paragraph">
      <style:text-properties style:font-name-complex="Calibri" fo:font-weight="bold" style:font-weight-asian="bold"/>
    </style:style>
    <style:style style:name="P42" style:parent-style-name="ListParagraph" style:family="paragraph">
      <style:text-properties style:font-name-complex="Calibri"/>
    </style:style>
    <style:style style:name="P43" style:parent-style-name="ListParagraph" style:family="paragraph">
      <style:text-properties style:font-name-complex="Calibri"/>
    </style:style>
    <style:style style:name="P44" style:parent-style-name="ListParagraph" style:family="paragraph">
      <style:text-properties style:font-name-complex="Calibri"/>
    </style:style>
    <style:style style:name="P45" style:parent-style-name="Normal" style:family="paragraph">
      <style:text-properties style:font-name-complex="Calibri" fo:font-weight="bold" style:font-weight-asian="bold"/>
    </style:style>
    <style:style style:name="P46" style:parent-style-name="ListParagraph" style:family="paragraph">
      <style:text-properties style:font-name-complex="Calibri"/>
    </style:style>
    <style:style style:name="P47" style:parent-style-name="ListParagraph" style:family="paragraph">
      <style:text-properties style:font-name-complex="Calibri"/>
    </style:style>
    <style:style style:name="P48" style:parent-style-name="ListParagraph" style:family="paragraph">
      <style:text-properties style:font-name-complex="Calibri"/>
    </style:style>
    <style:style style:name="P49" style:parent-style-name="ListParagraph" style:family="paragraph">
      <style:text-properties style:font-name-complex="Calibri"/>
    </style:style>
    <style:style style:name="T50" style:parent-style-name="DefaultParagraphFont" style:family="text">
      <style:text-properties style:font-name-complex="Calibri" fo:font-weight="bold" style:font-weight-asian="bold"/>
    </style:style>
    <style:style style:name="P51" style:parent-style-name="Normal" style:family="paragraph">
      <style:text-properties style:font-name-complex="Calibri" fo:font-weight="bold" style:font-weight-asian="bold"/>
    </style:style>
    <style:style style:name="P52" style:parent-style-name="ListParagraph" style:family="paragraph">
      <style:paragraph-properties fo:margin-left="0in">
        <style:tab-stops/>
      </style:paragraph-properties>
      <style:text-properties style:font-name-complex="Calibri"/>
    </style:style>
    <style:style style:name="P53" style:parent-style-name="NormalWeb" style:family="paragraph">
      <style:paragraph-properties fo:margin-top="0in" fo:margin-bottom="0in"/>
    </style:style>
    <style:style style:name="T5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56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57" style:parent-style-name="NormalWeb" style:family="paragraph">
      <style:paragraph-properties fo:text-align="justify" fo:margin-top="0in" fo:margin-bottom="0in"/>
    </style:style>
    <style:style style:name="T5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2" style:parent-style-name="Strong" style:family="text">
      <style:text-properties style:font-name="Calibri" style:font-name-complex="Calibri" fo:font-size="11pt" style:font-size-asian="11pt" style:font-size-complex="11pt"/>
    </style:style>
    <style:style style:name="T63" style:parent-style-name="Strong" style:family="text">
      <style:text-properties style:font-name="Calibri" style:font-name-complex="Calibri" fo:font-size="11pt" style:font-size-asian="11pt" style:font-size-complex="11pt"/>
    </style:style>
    <style:style style:name="P64" style:parent-style-name="Normal" style:family="paragraph">
      <style:text-properties fo:language="en" fo:country="US"/>
    </style:style>
  </office:automatic-styles>
  <office:body>
    <office:text text:use-soft-page-breaks="true">
      <text:p text:style-name="P1">INF 2108 - IS Development Frameworks and Methods</text:p>
      <text:p text:style-name="Normal"><text:span text:style-name="T2">Course Name:<text:s/></text:span>Information Systems Analysis and Design</text:p>
      <text:p text:style-name="Normal"><text:span text:style-name="T3">Number of Credits:</text:span><text:span text:style-name="T4"><text:s/>10<text:s/></text:span></text:p>
      <text:p text:style-name="Normal"><text:span text:style-name="T5">Duration:<text:s/></text:span><text:span text:style-name="T6">15 weeks of classes</text:span></text:p>
      <text:p text:style-name="Normal"><text:span text:style-name="T7">Number of contact hours:<text:s/></text:span><text:span text:style-name="T8">3 lecture hours or its equivalent per week;<text:s/></text:span></text:p>
      <text:p text:style-name="Normal"><text:span text:style-name="T9">Prerequisites:<text:s/></text:span>Information system analysis and Design</text:p>
      <text:p text:style-name="Normal"><text:span text:style-name="T10">Course offered by: </text:span><text:span text:style-name="T11">Department of Computer Science and IT</text:span></text:p>
      <text:p text:style-name="P12"><text:span text:style-name="T13">Course description:</text:span></text:p>
      <text:p text:style-name="P14">This course extends information system analysis and design course. It prepares students to analyse and compare different methodologies, methods and frameworks in this field. <text:s/>The course prepares in system development field in order to compete in job market. <text:s/>Project based approach will be used to equip students in the system development field.<text:s/></text:p>
      <text:p text:style-name="P15"><text:span text:style-name="T16">Upon the completion of this course student should able to:</text:span></text:p>
      <text:list text:style-name="LFO1" text:continue-numbering="true">
        <text:list-item>
          <text:p text:style-name="P17">Describe different information systems methodologies and explain their contribution in systems development Students will learn Object role modelling techniques.</text:p>
        </text:list-item>
        <text:list-item>
          <text:p text:style-name="P18">Compare various approaches to systems development and explain their strengths and weaknesses (Object Role Modelling with other methods)<text:s/></text:p>
        </text:list-item>
        <text:list-item>
          <text:p text:style-name="P19">Use appropriate methods and techniques to produce an analysis of a given scenario;</text:p>
        </text:list-item>
        <text:list-item>
          <text:p text:style-name="P20">Evaluate methods and techniques of system development that may be used in a given context.</text:p>
        </text:list-item>
        <text:list-item>
          <text:p text:style-name="P21">Exploit cloud computing resources among solutions in system development projects.<text:s/></text:p>
        </text:list-item>
      </text:list>
      <text:p text:style-name="P22"/>
      <text:p text:style-name="Normal"><text:span text:style-name="T23">Week 1-3: Introduction</text:span></text:p>
      <text:list text:style-name="LFO2" text:continue-numbering="true">
        <text:list-item>
          <text:p text:style-name="P24">Overview of Information System and development</text:p>
        </text:list-item>
        <text:list-item>
          <text:p text:style-name="P25">Process modelling<text:s/></text:p>
        </text:list-item>
        <text:list-item>
          <text:p text:style-name="P26">Data modelling</text:p>
        </text:list-item>
        <text:list-item>
          <text:p text:style-name="P27">Tools of business process modelling</text:p>
          <text:list text:continue-numbering="true">
            <text:list-item>
              <text:p text:style-name="P28">DFD</text:p>
            </text:list-item>
            <text:list-item>
              <text:p text:style-name="P29">ORM</text:p>
            </text:list-item>
            <text:list-item>
              <text:p text:style-name="P30">UML</text:p>
            </text:list-item>
          </text:list>
        </text:list-item>
      </text:list>
      <text:p text:style-name="P31">Modelling assignment</text:p>
      <text:p text:style-name="P32">Week 4-6: System Development Life cycle</text:p>
      <text:list text:style-name="LFO2" text:continue-numbering="true">
        <text:list-item>
          <text:p text:style-name="P33">Techniques and tools</text:p>
          <text:soft-page-break/>
          <text:list text:continue-numbering="true">
            <text:list-item>
              <text:p text:style-name="P34">Agile Methodologies</text:p>
            </text:list-item>
            <text:list-item>
              <text:p text:style-name="P35">Rapid application development (RAD)</text:p>
            </text:list-item>
            <text:list-item>
              <text:p text:style-name="P36"><text:span text:style-name="T37">Lean Methodology</text:span></text:p>
            </text:list-item>
          </text:list>
        </text:list-item>
      </text:list>
      <text:p text:style-name="P38">Compare and contrast different methodology</text:p>
      <text:p text:style-name="P39"><text:s/>Week 7: System Development Life cycle<text:s/></text:p>
      <text:list text:style-name="LFO3" text:continue-numbering="true">
        <text:list-item>
          <text:p text:style-name="P40">Roles and responsibilities</text:p>
        </text:list-item>
      </text:list>
      <text:p text:style-name="P41">Week 8-10: Importance of cloud computing in system development</text:p>
      <text:list text:style-name="LFO3" text:continue-numbering="true">
        <text:list-item>
          <text:p text:style-name="P42">Infrastructure as a Service (IaaS)</text:p>
        </text:list-item>
        <text:list-item>
          <text:p text:style-name="P43">Platform as a Service (PaaS).</text:p>
        </text:list-item>
        <text:list-item>
          <text:p text:style-name="P44">Software as a Service (SaaS).</text:p>
        </text:list-item>
      </text:list>
      <text:p text:style-name="P45">Week 11-12: System implementation methodologies</text:p>
      <text:list text:style-name="LFO3" text:continue-numbering="true">
        <text:list-item>
          <text:p text:style-name="P46">Direct cutover</text:p>
        </text:list-item>
        <text:list-item>
          <text:p text:style-name="P47">Pilot implementation</text:p>
        </text:list-item>
        <text:list-item>
          <text:p text:style-name="P48">Parallel operation</text:p>
        </text:list-item>
        <text:list-item>
          <text:p text:style-name="P49">Phased implementation<text:s/></text:p>
        </text:list-item>
      </text:list>
      <text:p text:style-name="Normal"><text:span text:style-name="T50">Week 13: Future trends in Information system</text:span></text:p>
      <text:p text:style-name="P51">Week 14 - 15: Case study assignment</text:p>
      <text:p text:style-name="P52"/>
      <text:p text:style-name="P53"><text:span text:style-name="T54">Method of Instruction:<text:s/></text:span><text:span text:style-name="T55">Mix of lectures, tutorials and practical.<text:s/></text:span></text:p>
      <text:p text:style-name="P56"/>
      <text:p text:style-name="P57"><text:span text:style-name="T58">Assessment methods:<text:s/></text:span><text:span text:style-name="T59">The course assessment is based on individual and group assignments and tests. The course work weighs 60% and final exams 40%. The coursework comprises of individual assignment</text:span><text:span text:style-name="T60">, <text:s/></text:span><text:span text:style-name="T61">group assignment and a mid-semester test. Final marks graded from A to C as pass, D and E as fail.</text:span></text:p>
      <text:p text:style-name="NormalWeb"><text:span text:style-name="T62">Text books</text:span></text:p>
      <text:p text:style-name="NormalWeb"><text:span text:style-name="T63">References</text:span>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style01" style:display-name="fontstyle01" style:family="text" style:parent-style-name="DefaultParagraphFon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21" style:display-name="fontstyle21" style:family="text" style:parent-style-name="DefaultParagraphFon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fo:color="#000000" fo:font-size="12pt" style:font-size-asian="12pt" style:font-size-complex="12pt"/>
    </style:style>
    <style:style style:name="fontstyle31" style:display-name="fontstyle31" style:family="text" style:parent-style-name="DefaultParagraphFont">
      <style:text-properties style:font-name="Symbol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41" style:display-name="fontstyle41" style:family="text" style:parent-style-name="DefaultParagraphFont">
      <style:text-properties style:font-name="Calibri" style:font-name-complex="Calibri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fontstyle51" style:display-name="fontstyle51" style:family="text" style:parent-style-name="DefaultParagraphFont">
      <style:text-properties style:font-name="Courier New" style:font-name-complex="Courier New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61" style:display-name="fontstyle61" style:family="text" style:parent-style-name="DefaultParagraphFont">
      <style:text-properties style:font-name="Cambria" fo:font-weight="bold" style:font-weight-asian="bold" style:font-weight-complex="bold" fo:font-style="normal" style:font-style-asian="normal" style:font-style-complex="normal" fo:color="#000000" fo:font-size="12pt" style:font-size-asian="12pt" style:font-size-complex="12pt"/>
    </style:style>
    <style:style style:name="fontstyle71" style:display-name="fontstyle71" style:family="text" style:parent-style-name="DefaultParagraphFon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language="en" fo:country="MY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Strong" style:display-name="Strong" style:family="text">
      <style:text-properties fo:font-weight="bold" style:font-weight-asian="bold" style:font-weight-complex="bold"/>
    </style:style>
    <style:style style:name="apple-style-span" style:display-name="apple-style-span" style:family="text">
      <style:text-properties style:font-name-complex="Times New Roman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mw-headline" style:display-name="mw-headlin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yam</meta:initial-creator>
    <dc:creator>Microsoft Office User</dc:creator>
    <meta:creation-date>2022-11-28T13:02:00Z</meta:creation-date>
    <dc:date>2024-10-30T10:35:00Z</dc:date>
    <meta:template xlink:href="Normal.dotm" xlink:type="simple"/>
    <meta:editing-cycles>3</meta:editing-cycles>
    <meta:editing-duration>PT180S</meta:editing-duration>
    <meta:document-statistic meta:page-count="2" meta:paragraph-count="4" meta:word-count="371" meta:character-count="2484" meta:row-count="17" meta:non-whitespace-character-count="2117"/>
  </office:meta>
</office:document-meta>
</file>